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text-properties officeooo:rsid="0014a148" officeooo:paragraph-rsid="0014a148"/>
    </style:style>
    <style:style style:name="P2" style:family="paragraph" style:parent-style-name="List_20_Contents">
      <style:paragraph-properties fo:margin-top="0cm" fo:margin-bottom="0.499cm" loext:contextual-spacing="false"/>
    </style:style>
    <style:style style:name="P3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</style:style>
    <style:style style:name="P4" style:family="paragraph" style:parent-style-name="Standard">
      <style:text-properties officeooo:rsid="0014a148" officeooo:paragraph-rsid="0014a148"/>
    </style:style>
    <style:style style:name="P5" style:family="paragraph" style:parent-style-name="Standard">
      <style:text-properties fo:color="#808080" officeooo:rsid="0014a148" officeooo:paragraph-rsid="0014a148"/>
    </style:style>
    <style:style style:name="P6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fo:font-style="italic" fo:font-weight="bold"/>
    </style:style>
    <style:style style:name="P7" style:family="paragraph" style:parent-style-name="List_20_Contents">
      <style:paragraph-properties fo:margin-top="0cm" fo:margin-bottom="0.499cm" loext:contextual-spacing="false"/>
      <style:text-properties fo:font-style="italic" fo:font-weight="bold"/>
    </style:style>
    <style:style style:name="P8" style:family="paragraph" style:parent-style-name="List_20_Contents">
      <style:paragraph-properties fo:margin-top="0cm" fo:margin-bottom="0.499cm" loext:contextual-spacing="false"/>
      <style:text-properties fo:font-style="italic" fo:font-weight="bold" officeooo:rsid="0015120e" officeooo:paragraph-rsid="0015120e"/>
    </style:style>
    <style:style style:name="T1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uramento a la bandera</text:p>
      <text:p text:style-name="P4"/>
      <text:p text:style-name="P4"/>
      <text:p text:style-name="P4"/>
      <text:p text:style-name="P1"><text:span text:style-name="T1">¡Bandera de México!,</text:span> </text:p>
      <text:p text:style-name="P6"/>
      <text:p text:style-name="P3"><text:span text:style-name="T1"><text:tab/>legado de nuestros héroes</text:span> </text:p>
      <text:p text:style-name="P2"><text:span text:style-name="T1">símbolo de la unidad</text:span> </text:p>
      <text:p text:style-name="P2"><text:span text:style-name="T1">de nuestros padres</text:span> </text:p>
      <text:p text:style-name="P2"><text:span text:style-name="T1">y de nuestros hermanos,</text:span> </text:p>
      <text:p text:style-name="P2"><text:span text:style-name="T1">te prometemos ser siempre fieles</text:span> </text:p>
      <text:p text:style-name="P2"><text:span text:style-name="T1">a los principios de libertad y justicia</text:span> </text:p>
      <text:p text:style-name="P2"><text:span text:style-name="T1">que hacen de nuestra patria</text:span> </text:p>
      <text:p text:style-name="P2"><text:span text:style-name="T1">la nación independiente,</text:span> </text:p>
      <text:p text:style-name="P2"><text:span text:style-name="T1">humana y generosa</text:span> </text:p>
      <text:p text:style-name="P7">a la que entregamos nuestra existencia.</text:p>
      <text:p text:style-name="P7"/>
      <text:p text:style-name="P7"/>
      <text:p text:style-name="P8">firmes, YA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 Old Style" svg:font-family="'Bookman Old Style'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ookman Old Style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ookman Old Style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Bookman Old Style" fo:font-family="'Bookman Old Style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17:56:15.459000000</meta:creation-date>
    <dc:date>2019-09-18T17:37:58.071391368</dc:date>
    <meta:editing-duration>PT1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53" meta:character-count="327" meta:non-whitespace-character-count="276"/>
  </office:meta>
</office:document-meta>
</file>